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5b24" officeooo:paragraph-rsid="00185b24"/>
    </style:style>
    <style:style style:name="P2" style:family="paragraph" style:parent-style-name="Standard">
      <style:text-properties fo:font-weight="bold" officeooo:rsid="00185b24" officeooo:paragraph-rsid="00185b2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185b24" officeooo:paragraph-rsid="00185b24" style:font-size-asian="26pt" style:font-weight-asian="bold" style:font-size-complex="2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ython学习笔记</text:p>
      <text:p text:style-name="P1"/>
      <text:p text:style-name="P2">第三方库安装</text:p>
      <text:p text:style-name="P1">http://www.cnblogs.com/youxin/archive/2013/05/05/3061794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6:25:56.590755358</meta:creation-date>
    <dc:date>2015-12-01T16:27:13.672930513</dc:date>
    <meta:editing-duration>P0D</meta:editing-duration>
    <meta:editing-cycles>1</meta:editing-cycles>
    <meta:document-statistic meta:table-count="0" meta:image-count="0" meta:object-count="0" meta:page-count="1" meta:paragraph-count="3" meta:word-count="12" meta:character-count="77" meta:non-whitespace-character-count="77"/>
    <meta:generator>LibreOffice/4.2.8.2$Linux_X86_64 LibreOffice_project/420m0$Build-2</meta:generator>
  </office:meta>
</office:document-meta>
</file>